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erienda" svg:font-family="Meriend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span class="titrepv"&gt;Catégorie RP&lt;/span&gt;<text:line-break/>&lt;blockquote&gt;&lt;strong class="seraph"&gt;Les Seraphs&lt;/strong&gt;<text:line-break/>&lt;blockquote&gt;- le badass qui tue tout le monde les yeux fermés : Naoto Shirogane (easy le lvl 20)<text:line-break/>- le trouillard qui fuit au moindre danger : <text:line-break/>- le bisounours qui veut sauver tout le monde sans taper personne : <text:line-break/>- le bêta qui croit que les Ombres ça se mange : Bibi Orunitia<text:line-break/>- le loyal qui mourrait pour son Elu : Howard Evans (au sens propre lol)<text:line-break/>- le classe que tout le monde est jaloux de lui : <text:line-break/>- le beau que c'est du bonbon pour les yeux : <text:line-break/>- le psychopathe qui aime trucider tout ce qui bouge : <text:line-break/>- le déterminé qui veut buter tous les Nephils sans exception : <text:line-break/>- le flemmard qui ne bougera pas le petit doigt même en cas d'apocalypse : Kyu<text:line-break/>- le coureur de jupons qui drague tout ce qui bouge : Ca je sais ! Maximillian Demetrius <text:line-break/>- le fourbe dont il faut se méfier :&lt;/blockquote&gt;&lt;/blockquote&gt;<text:line-break/>&lt;blockquote&gt;&lt;strong class="nephil"&gt;Les Nephils&lt;/strong&gt;<text:line-break/>&lt;blockquote&gt;- le badass qui tue tout le monde les yeux fermés : Russel Blake<text:line-break/>- le trouillard qui fuit au moindre danger : <text:line-break/>- le bisounours qui veut sauver tout le monde sans taper personne : <text:line-break/>- le bêta qui croit que les Ombres ça se mange : Tommy Brun<text:line-break/>- le loyal qui mourrait pour son Elue : <text:line-break/>- le classe que tout le monde est jaloux de lui : <text:line-break/>- le beau que c'est du bonbon pour les yeux : Alys Rousseau :D<text:line-break/>- le psychopathe qui aime trucider tout ce qui bouge : <text:line-break/>- le déterminé qui veut buter tous les Seraphs sans exception : <text:line-break/>- le flemmard qui ne bougera pas le petit doigt même en cas d'apocalypse : Bey<text:line-break/>- le coureur de jupons qui drague tout ce qui bouge : <text:line-break/>- le fourbe dont il faut se méfier : Juliet Hopkins&lt;/blockquote&gt;&lt;/blockquote&gt;<text:line-break/>&lt;blockquote&gt;&lt;strong class="humain"&gt;Les humains&lt;/strong&gt;<text:line-break/>&lt;blockquote&gt;- le pas doué qui se trouve toujours au mauvais endroit au mauvais moment : <text:line-break/>- le crétin qui comprend jamais rien aux Ombres et compagnie : <text:line-break/>- le méfiant qui veut pas rejoindre une des factions : <text:line-break/>- l'hésitant qui sait pas quoi faire : Victoire Owen<text:line-break/>- le je m'en foutiste qui vit sa vie sans en avoir rien à faire du reste : &lt;/blockquote&gt;&lt;/blockquote&gt;<text:line-break/>&lt;span class="titrepv"&gt;Catégorie HRP&lt;/span&gt;<text:line-break/>&lt;blockquote&gt;- le chatboxien toujours connecté tout le temps sur la CB : Alys Rousseau<text:line-break/>- le no life qui passe sa vie à RP qu'on a pas le temps de dire "ça y est je suis à jour" :  Léonardo Zeit<text:line-break/>- le lvlupeur qui avale les niveaux comme du petit lait : Léonardo Zeit<text:line-break/>- le psychopathe qui fait vivre un enfer à son personnage : [strike]Tout le monde[/strike]<text:line-break/>– le minimaliste qui en écrit le moins possible : Léonardo Zeit<text:line-break/>– le prolifique qui en écrit toujours trop :Gamaliel Collins&lt;/blockquote&gt;<text:line-break/>&lt;span class="titrepv"&gt;Le bonus&lt;/span&gt;<text:line-break/>&lt;blockquote&gt;- Quels titres trouvez-vous inutiles, pas marrants, nuls, bref que vous voudriez virer ?<text:line-break/><text:line-break/>- A l'inverse, si vous pouviez ajouter des titres, lesquels ce serait ?<text:line-break/><text:line-break/>- Un avis général sur ces Awards ? J'aime beaucoup le principe, vivement l'année prochaine que je connaisse un peu mieux les membres :)&lt;/blockquote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erienda" svg:font-family="Meriend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éo </meta:initial-creator>
    <meta:creation-date>2017-03-01T18:08:50.62</meta:creation-date>
    <dc:date>2017-03-02T08:16:27</dc:date>
    <dc:creator>Théo </dc:creator>
    <meta:editing-duration>PT14H7M29S</meta:editing-duration>
    <meta:editing-cycles>21</meta:editing-cycles>
    <meta:generator>OpenOffice/4.1.1$Win32 OpenOffice.org_project/411m6$Build-9775</meta:generator>
    <meta:document-statistic meta:table-count="0" meta:image-count="0" meta:object-count="0" meta:page-count="1" meta:paragraph-count="1" meta:word-count="533" meta:character-count="3012"/>
  </office:meta>
</office:document-meta>
</file>